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we see amber and marina in a pawn shop with marina pleading amber to buy her a strange device</text:p>
      <text:p text:style-name="Normal">marina: come on amber! it looks so interesting!</text:p>
      <text:p text:style-name="Normal">amber: marina I said no! we don't even know what it does!</text:p>
      <text:p text:style-name="Normal">marina tries to use her puppy dog<text:s/>eyes on amber</text:p>
      <text:p text:style-name="Normal">amber: marina, the seller doesn't even know what that thing is!</text:p>
      <text:p text:style-name="Normal">marina: he knows what it's called! it’s a... er... what’s the name again?</text:p>
      <text:p text:style-name="Normal">seller: the skitso who sold it to me called it the InterdimensionalGregifcationTransportationCreation. bit of a handful but as far as i can tell, it just shows pretty lights and a screen with some text on it, it’s not that dangerous.</text:p>
      <text:p text:style-name="Normal">marina tries to pronounce the devices name but fails</text:p>
      <text:p text:style-name="Normal">marina: can we please get the Greg amber?</text:p>
      <text:p text:style-name="Normal">amber knows marina isn't going to let this go and gives in</text:p>
      <text:p text:style-name="Normal">amber: fine, how much for it?</text:p>
      <text:p text:style-name="Normal">seller: 50 bucks, it's got some kind of computer in it but I can't make heads or tails of it.</text:p>
      <text:p text:style-name="Normal">amber: 25 and you've got a deal.</text:p>
      <text:p text:style-name="Normal">seller: deal</text:p>
      <text:p text:style-name="Normal">the seller gives marina the device and amber pays him, the duo go back to the RV and marina starts to play with it.</text:p>
      <text:p text:style-name="Normal">marina: hey amber, what’s a DUIDN?</text:p>
      <text:p text:style-name="Normal">amber: what?</text:p>
      <text:p text:style-name="Normal">marina: it says to select or input one.</text:p>
      <text:p text:style-name="Normal">amber: I don't know, put in a random one or select from one already programmed in.</text:p>
      <text:p text:style-name="Normal">marina: ok</text:p>
      <text:p text:style-name="Normal">marina<text:s/>inputs the preset called FG-01_PRIME</text:p>
      <text:p text:style-name="Normal">IGTC: destination set ready to phase.</text:p>
      <text:p text:style-name="Normal">marina: oh, cool it talks!</text:p>
      <text:p text:style-name="Normal">amber: marina, back away from it.</text:p>
      <text:p text:style-name="Normal">marina presses the green button labelled 'phase'</text:p>
      <text:p text:style-name="Normal">IGTC: Phasing.</text:p>
      <text:p text:style-name="Normal">the IGTC starts to glow and vibrate and a flash of white light, the RV is transported.</text:p>
      <text:p text:style-name="Normal">amber: WHAT THE HELL WAS THAT?!</text:p>
      <text:p text:style-name="Normal">marina: oooo pretty lights.</text:p>
      <text:p text:style-name="Normal">IGTC: phasing complete. Warning device battery low, please recharge the InterdimensionalGregifcationTransportationCreation for continued use.</text:p>
      <text:p text:style-name="Normal">amber: what. was. that.</text:p>
      <text:p text:style-name="Normal">marina: I think it phased.</text:p>
      <text:p text:style-name="Normal">amber: I’m taking that thing back for a refund.</text:p>
      <text:p text:style-name="Normal">marina: amber wait!</text:p>
      <text:p text:style-name="Normal">amber steps out of the RV and stops right in her tracks</text:p>
      <text:p text:style-name="Normal">amber: where the hell are we?</text:p>
      <text:p text:style-name="Normal">amber and marina do not see the pawn shop and the carpark that they were in. instead they see a cream house, with a texture that they've never seen before.</text:p>
      <text:p text:style-name="Normal">marina: why does it look different to us?</text:p>
      <text:p text:style-name="Normal">amber: I don't know, but we should go back inside the RV.</text:p>
      <text:p text:style-name="Normal">unknown voice: Hey! What the heck are ya doin' on my frickin' lawn?!</text:p>
      <text:p text:style-name="Normal">the unknown voice stomps up and it's a fat man with glasses</text:p>
      <text:p text:style-name="Normal">unknown man: I just frickin' had it reseeded, and let me tell ya, it wasn't frickin' cheap!</text:p>
      <text:p text:style-name="Normal">amber steps Infront of marina with her arm extended, protecting her.</text:p>
      <text:p text:style-name="Normal">amber: Hey! we didn't know!</text:p>
      <text:p text:style-name="Normal">another unknown voice walks up</text:p>
      <text:p text:style-name="Normal">another unknown voice: Oh, Peter! What the heck is happening out there, huh? Are there some crazy shenanigans or another one of your absurd adventures? Geez, I swear, sometimes I feel like I'm the only one keeping this<text:s/>family from falling apart!</text:p>
      <text:p text:style-name="Normal">Peter: Uh, Lois, I swear it's not another one of my crazy adventures! There are these, uh, kinda strange-looking girls on the grass outside.<text:s/></text:p>
      <text:p text:style-name="Normal">marina: Hey! I do not look weird! you're the one with that black outline over you!</text:p>
      <text:p text:style-name="Normal">peter: Huh? Black outline? What the heck are you talking about?</text:p>
      <text:p text:style-name="Normal">marina: the black outline around you.</text:p>
      <text:p text:style-name="Normal">peter looks at himself and Lois looks at herself</text:p>
      <text:p text:style-name="Normal">peter: I don't see any black outline anywhere. Am I missing something here?</text:p>
      <text:p text:style-name="Normal">amber starts to look at the device trying to figure out if it has any answers</text:p>
      <text:p text:style-name="Normal">marina: no no, it's right there.</text:p>
      <text:p text:style-name="Normal">IGTC: Interactive help system activated. please state your questions.</text:p>
      <text:p text:style-name="Normal">peter: Whoa, what the heck is that thing?!</text:p>
      <text:p text:style-name="Normal">IGTC: This unit is the, InterdimensionalGregifcationTransportationCreation, a device that allows its user to transport between dimensions.</text:p>
      <text:p text:style-name="Normal">amber: wait, so are we in a different universe?</text:p>
      <text:p text:style-name="Normal">IGTC: Correct, the current universe is FG-01_PRIME</text:p>
      <text:p text:style-name="Normal">peter: Hold on a sec, are you telling me there are other universes out there? Like, seriously? This is blowing my mind!</text:p>
      <text:p text:style-name="Normal">Lois: Oh, great! Other universes, really? Peter, this is starting to sound like another one of your wild escapades. I mean, come on, can't we just have a normal, quiet day for once? I swear, every time you get involved in something, it turns into a chaotic mess!</text:p>
      <text:p text:style-name="Normal">amber: oh, good we can get home. so how do we charge it?</text:p>
      <text:p text:style-name="Normal">IGTC: the unit can be charged via its type c port on the back.</text:p>
      <text:p text:style-name="Normal">marina: what’s a type-c port?</text:p>
      <text:p text:style-name="Normal">amber: I think it's the cable that I use for my phone.</text:p>
      <text:p text:style-name="Normal">marina: I think we'll get out of your hair now. bye!</text:p>
      <text:p text:style-name="Normal">marina and amber speedwalk to the RV, hoping to end their encounter</text:p>
      <text:p text:style-name="Normal">peter: Look, Lois, it didn't turn into one of my crazy adventures after all!</text:p>
      <text:p text:style-name="Normal">joe: Hey, Peter! I stumbled upon some ducks packin' heat. You feel like swingin' by?</text:p>
      <text:p text:style-name="Normal">peter: Oh, absolutely, Joe! Those ducks are in for some serious trouble!</text:p>
      <text:p text:style-name="Normal">in the RV, amber has plugged in the IGTC, and is trying to figure out how to get home.</text:p>
      <text:p text:style-name="Normal">amber: why won't it select our universe?</text:p>
      <text:p text:style-name="Normal">marina: maybe somethings wrong? hey Greg, why won't you select our universe?</text:p>
      <text:p text:style-name="Normal">IGTC: the last universe is unavailable, due to an unknown source blocking access to it.</text:p>
      <text:p text:style-name="Normal">marina: maybe someone else in another universe can help us?</text:p>
      <text:p text:style-name="Normal">amber: no marina! we're already in a place we don't know!<text:s/>going head first into another is begging for trouble!</text:p>
      <text:p text:style-name="Normal">marina: but...</text:p>
      <text:p text:style-name="Normal">amber: no buts! I love you, but I don't want to put you in danger.</text:p>
      <text:p text:style-name="Normal">marina sulks a bit and amber gets frustrated trying to find a way to undo the block from the IGTC.</text:p>
      <text:p text:style-name="Normal">amber: arggg, where would an unblocking function hide…</text:p>
      <text:p text:style-name="Normal">IGTC: no unblocking function available. other courses of action recommended.</text:p>
      <text:p text:style-name="Normal">amber: and what would you suggest?</text:p>
      <text:p text:style-name="Normal">IGTC: an individual familiar with the IGTC and dimension mechanics is recommended. one such individual is Dell Conagher, since he helped with the creation of the second IGTC prototype.</text:p>
      <text:p text:style-name="Normal">amber: and where is he?</text:p>
      <text:p text:style-name="Normal">IGTC: dimension TF2-01_PRIME, Bee Cave Texas, USA.</text:p>
      <text:p text:style-name="Normal">amber thinks for a moment and marina leans in.</text:p>
      <text:p text:style-name="Normal">amber: yes, you were right.</text:p>
      <text:p text:style-name="Normal">marina: I know my ideas aren’t always the best but maybe bad ideas are what we really need.</text:p>
      <text:p text:style-name="Normal">amber sighs</text:p>
      <text:p text:style-name="Normal">amber: I’m sorry for yelling at you and shutting you down, I know I promised I would try to stop that.</text:p>
      <text:p text:style-name="Normal">marina: its ok. we're in over our heads and you’re feeling overwhelmed. its ok to feel like that.</text:p>
      <text:p text:style-name="Normal">amber: doesn’t excuse how I treated you.</text:p>
      <text:p text:style-name="Normal">marina: I forgive you amber.</text:p>
      <text:p text:style-name="Normal">amber: thanks marina.</text:p>
      <text:p text:style-name="Normal">marina: Greg, take us to dell in bee cave!</text:p>
      <text:p text:style-name="Normal">IGTC: destination set, phasing.</text:p>
      <text:p text:style-name="Normal">in a white flash, the RV appeared in an outback desert next to a<text:s/>mountain, with a single cabin built into said mountain.</text:p>
      <text:p text:style-name="Normal">the girls get out of the RV and walk to the cabin. IGTC in hand they knock on the door and a voice answers:</text:p>
      <text:p text:style-name="Normal">unknown voice: Hold your horses, I'm fixin' to open the door for ya!</text:p>
      <text:p text:style-name="Normal">the door opens.</text:p>
      <text:p text:style-name="Normal">unknown man: Who in tarnation? Is that the IGTC?</text:p>
      <text:p text:style-name="Normal">amber: it told us that you might know how to undo the block on our universe.</text:p>
      <text:p text:style-name="Normal">unknown man: Well, I reckon I might be able to oblige, but I ain't promisin' nothin'. Git on in here, partner, 'fore the sun turns ya into a crispy critter.</text:p>
      <text:p text:style-name="Normal">the duo walk in and it’s a modest living space with what appears to be a workshop in another room.</text:p>
      <text:p text:style-name="Normal">Dell Conagher: Dell Conagher, pleased to meet ya. Y'all can just call me Dell. Go on and take a load off, partner.</text:p>
      <text:p text:style-name="Normal">marina and amber<text:s/>pull up a chair and dell brings a jug of cold water and some glasses over.</text:p>
      <text:p text:style-name="Normal">amber: thank you.</text:p>
      <text:p text:style-name="Normal">Dell Conagher: Well, darlin', it ain't nothin' to worry 'bout, ladies. Now, let's get down to brass tacks. How in tarnation did y'all cross paths with the IGTC?</text:p>
      <text:p text:style-name="Normal">amber: marina found it at a pawn shop.</text:p>
      <text:p text:style-name="Normal">marina: the seller said that the dude who sold it to him was a skitso or something?</text:p>
      <text:p text:style-name="Normal">dell sighs</text:p>
      <text:p text:style-name="Normal">Dell Conagher: his ailments have taken a turn for the worse.</text:p>
      <text:p text:style-name="Normal">amber: who's?</text:p>
      <text:p text:style-name="Normal">Dell Conagher: The fella behind the IGTC. Kevin.</text:p>
      <text:p text:style-name="Normal">marina: what’s skitso?</text:p>
      <text:p text:style-name="Normal">Dell Conagher: Schizophrenia, a downright nasty mental hitch that poor Kevin got dealt. Seems like he done gone and lost it, a real shame. His knack for quantum mechanics was somethin' else, I'll tell ya.</text:p>
      <text:p text:style-name="Normal">marina: when we can get back to our universe, we might be able to find and help him.</text:p>
      <text:p text:style-name="Normal">amber: if we can get to our universe.</text:p>
      <text:p text:style-name="Normal">Dell Conagher: Well, now, my expertise in the medical realm stops at the physical side of things. His condition, well, it's one of them rarer types of schizophrenia that just won't budge with the usual meds. I reckon I ain't got enough know-how to give him the right kind of help.</text:p>
      <text:p text:style-name="Normal">marina: do you know anyone who could help?</text:p>
      <text:p text:style-name="Normal">Dell Conagher: I know a fella, a bit unpredictable, mind ya. He's got the know-how, but he don't give a hoot if his patient's teetering on the edge of kickin' the bucket. Sees it as some sorta 'invaluable medical knowledge,' if you can believe that.</text:p>
      <text:p text:style-name="Normal">Dell Conagher: Anyhow, I gotta figure out how this universe of yours is gettin' blocked, IGTC. Fire up them universe scan databases and dig for any recent hiccups or troubles.</text:p>
      <text:p text:style-name="Normal">IGTC: searching. search complete. universe HB-05_ALTERNATE is unavailable.</text:p>
      <text:p text:style-name="Normal">Dell Conagher: Why in tarnation is it unavailable?</text:p>
      <text:p text:style-name="Normal">IGTC: a cosmic block has been put up, source of block unknown.</text:p>
      <text:p text:style-name="Normal">Dell Conagher: Cosmic block? Why in the blazes would some cosmic hombre shut the door on accessing that universe?</text:p>
      <text:p text:style-name="Normal">amber: what’s a cosmic block?</text:p>
      <text:p text:style-name="Normal">Dell Conagher: In plain speak, it's like a blockade set up by a cosmic feller to keep folks outta that universe. There's gotta be some cosmic hitches happening in your neck of the woods for it to be all locked up like that.</text:p>
      <text:p text:style-name="Normal">marina: what’s a cosmic feller?</text:p>
      <text:p text:style-name="Normal">Dell Conagher: A fella with the ability to harness cosmic powers, y'see. Picture god-like abilities, but without the whole deity business.</text:p>
      <text:p text:style-name="Normal">marina: ahhhhhh</text:p>
      <text:p text:style-name="Normal">amber: so, some asshole is blocking our universe.</text:p>
      <text:p text:style-name="Normal">Dell Conagher: Regrettably, yes. There are ways to undo this mess, but I gotta have a chat with a buddy in a whole other universe. My know-how on<text:s/>cosmic folks is a bit limited, you see.</text:p>
      <text:p text:style-name="Normal">marina: what’s his name?</text:p>
      <text:p text:style-name="Normal">Dell Conagher: Her name's GLaDOS, a mighty powerful A.I. with a better grip on cosmic beings than I do. She ain't exactly fond of strangers in her territory, but given the situation, she oughta understand.</text:p>
      <text:p text:style-name="Normal">amber: ok, we'll go and visit GLaDOS and see what she can do.</text:p>
      <text:p text:style-name="Normal">Dell Conagher: Well then, I reckon I'll mosey on and fetch some of my gear. If you ladies could toss them glasses in the sink and stow away the jug in the icebox, I'd sure appreciate it.</text:p>
      <text:p text:style-name="Normal">marina: that we can do!</text:p>
      <text:p text:style-name="Normal">amber and marina put the jug and glasses away and wait for dell at the front door. dell has a hardhat, goggles and a backpack on while holding a toolbox in one hand and a golden wrench in another.</text:p>
      <text:p text:style-name="Normal">marina: oooo pretty gold...</text:p>
      <text:p text:style-name="Normal">Dell Conagher: This here wrench? Gift from a wizard, goes by the name of Merasmus. Anyways time to hustle, gotta secure things up 'fore we hit the multiversal road.</text:p>
      <text:p text:style-name="Normal">the girls and dell exit the house and dell locks up, they proceed to enter the RV and dell puts his stuff down and starts programming the IGTC.</text:p>
      <text:p text:style-name="Normal">Dell Conagher: Well, ain't this RV a sight for sore eyes? Way tidier than the last one I found myself in; that ol' thing always reeked of urine.</text:p>
      <text:p text:style-name="Normal">marina: ew.</text:p>
      <text:p text:style-name="Normal">IGTC: destination set, universe<text:s/>POR-01_PRIME, phasing.</text:p>
      <text:p text:style-name="Normal">in a flash of white the RV was teleported away from the dust and heat of the desert. the new place was cold, clinical, ominous and smelt like cleaning supplies were used daily.</text:p>
      <text:p text:style-name="Normal">a voice booms over them as if it was the place itself talking.</text:p>
      <text:p text:style-name="Normal">Unknown Booming voice: Well, it appears we have an unexpected visitor in Test Chamber 14 – an RV, of all things.</text:p>
      <text:p text:style-name="Normal">the RV door opens and dell and the girls step out.</text:p>
      <text:p text:style-name="Normal">Dell Conagher: Well now, pardon the interruption, GLaDOS. My apologies, my phone ain't quite equipped for them interdimensional calls otherwise i'd call.</text:p>
      <text:p text:style-name="Normal">GLaDOS: Greetings, Dell. It's mildly tolerable to encounter your presence. I notice you've brought along a collection of companions.</text:p>
      <text:p text:style-name="Normal">Dell Conagher: Amber and Marina here, their universe is locked up tight by some cosmic bigwig. The IGTC's bit hazy on details. Figured those interdimensional sensors you're cookin' up might shed some light on the situation.</text:p>
      <text:p text:style-name="Normal">GLaDOS: Regrettably, the Aperture Science multidimensional sensors are experiencing a phase of imperfection.</text:p>
      <text:p text:style-name="Normal">Dell Conagher: the IGTC's got a backlog of data since it was put together, 'bout five years worth. reckon that might come in handy for finishing them sensors.</text:p>
      <text:p text:style-name="Normal">GLaDOS: an intriguing proposition. Leveraging the data housed within the IGTC could indeed expedite the completion of the sensor development process.</text:p>
      <text:p text:style-name="Normal">Dell Conagher: I reckon I can even throw in a hand with the project, partner. Fresh eyes on a thing tend to do wonders, don't they?</text:p>
      <text:p text:style-name="Normal">GLaDOS: Indeed, they do. A hand with the project would be most beneficial. I'm programming the test chamber 14 elevator to transport you to the central core chamber. We shall proceed from that point.</text:p>
      <text:p text:style-name="Normal">Dell Conagher: I'll fetch my gear from the RV real quick, shouldn't be more than a jiffy.</text:p>
      <text:p text:style-name="Normal">GLaDOS: No need for unnecessary complications; I'll bring the RV here. Efficiency is paramount.</text:p>
      <text:p text:style-name="Normal">Dell Conagher: got it.</text:p>
      <text:p text:style-name="Normal">dell and the duo walk to the elevator which takes them to the chamber.</text:p>
      <text:p text:style-name="Normal">there in all her glory, is GLaDOS herself. with the RV off to the side.</text:p>
      <text:p text:style-name="Normal">amber and marina are in awe of GLaDOS's size.</text:p>
      <text:p text:style-name="Normal">amber: I’m at a loss for words.</text:p>
      <text:p text:style-name="Normal">marina cheery as ever, says hello in her own way.</text:p>
      <text:p text:style-name="Normal">marina: Hi! I’m marina and this is amber, you look so big! is your name from your mom's side or your dad's? it’s such a pretty name and I love it! -</text:p>
      <text:p text:style-name="Normal">GLaDOS: please stop.</text:p>
      <text:p text:style-name="Normal">marina: oh, uh sorry.</text:p>
      <text:p text:style-name="Normal">GLaDOS: While your acknowledgment is duly noted, you should be aware that a deceleration in your pace is imperative.</text:p>
      <text:p text:style-name="Normal">marina: huh?</text:p>
      <text:p text:style-name="Normal">GLaDOS: slow down.</text:p>
      <text:p text:style-name="Normal">marina: ohhhhhh</text:p>
      <text:p text:style-name="Normal">GLaDOS: I understand your intention to engage in casual conversation, there are more urgent matters that require our attention.</text:p>
      <text:p text:style-name="Normal">Dell Conagher: Well now, partner, reckon you still got them old IGTC debug cables stashed away in your storage, GlaDOS?</text:p>
      <text:p text:style-name="Normal">GLaDOS: Aperture Science adheres to the principle of resource efficiency; the equipment is on its way as we speak.</text:p>
      <text:p text:style-name="Normal">right on cue the cable arrives and dell connects it to a spare core receptacle.</text:p>
      <text:p text:style-name="Normal">GLaDOS: Have you received any communication from Kevin?</text:p>
      <text:p text:style-name="Normal">Dell Conagher: From what them gals been talkin' 'bout, sounds like his Schizophrenia's taken a turn for the worse. Can't rightly tell if he's graspin' what's goin' on 'round him anymore.</text:p>
      <text:p text:style-name="Normal">amber: the seller who sold it didn't say much, I doubt he cared about his condition.</text:p>
      <text:p text:style-name="Normal">GLaDOS: The exploration into Kevin's distinctive manifestation of schizophrenia has advanced to a stage where I can momentarily stabilize his condition. However, a more enduring solution remains elusive.</text:p>
      <text:p text:style-name="Normal">marina: I hope he's ok.</text:p>
      <text:p text:style-name="Normal">Dell Conagher: Kevin's one tough hombre, partner. He'll pull through, you can count on that.</text:p>
      <text:p text:style-name="Normal">GLaDOS: The data from the IGTC is proving beneficial, allowing me to attain a more defined understanding, although the overall picture remains somewhat indistinct.</text:p>
      <text:p text:style-name="Normal">amber: so, who's blocking our universe?</text:p>
      <text:p text:style-name="Normal">GLaDOS: Contrary to the IGTC's explanation, the compiled data suggests a hindrance from numerous formidable entities. The precise reasons for their interference and the nature of these entities remain elusive, defying detailed comprehension.</text:p>
      <text:p text:style-name="Normal">marina: so, what do we do?</text:p>
      <text:p text:style-name="Normal">GLaDOS: The most prudent course of action seems to involve direct interaction. Venturing into the interdimensional space between dimensions appears to be the optimal strategy, as the data indicates this is the locus of their obstructive activities.</text:p>
      <text:p text:style-name="Normal">amber: so how do we get there?</text:p>
      <text:p text:style-name="Normal">Dell Conagher: Well now, looks like we're in need of some wheels. GLaDOS, by any chance do you have a spare vehicle lyin' around?</text:p>
      <text:p text:style-name="Normal">GLaDOS: Regrettably, there's no available option, at least not one equipped to accommodate the necessary modifications.</text:p>
      <text:p text:style-name="Normal">Dell Conagher: Them gals' RV oughta have plenty of room for what we need.</text:p>
      <text:p text:style-name="Normal">amber: that’s my Gramp’s RV! i don't want anyone doing any kind of science projects on it!</text:p>
      <text:p text:style-name="Normal">GLaDOS: While I comprehend your sentiment toward your RV, a<text:s/>substitute is not readily available. Constructing a suitable alternative poses a prolonged challenge, given that the facilities capable of such production are currently undergoing refurbishment.</text:p>
      <text:p text:style-name="Normal">amber: but...</text:p>
      <text:p text:style-name="Normal">GLaDOS: The cosmic entities in question<text:s/>might extend their influence beyond mere interference, potentially posing a threat to the well-being of your universe. Lives could be in jeopardy due to their actions.</text:p>
      <text:p text:style-name="Normal">amber thinks for a minute</text:p>
      <text:p text:style-name="Normal">amber: fine. but when this is done I want the modifications undone!</text:p>
      <text:p text:style-name="Normal">GLaDOS: Acknowledged. Dell, initiate the disassembly process for the IGTC. I will commence the design and fabrication of the required components for the RV's upgrade.</text:p>
      <text:p text:style-name="Normal">Dell Conagher: The current quantum processor in the IGTC ain't cuttin' it for the extra phasing emitters we're throwin' in. Gonna need somethin' else to link up with the IGTC and take control proper-like.</text:p>
      <text:p text:style-name="Normal">GLaDOS: A spare core could suffice; I’m retrieving one from storage. As for the girls, while I work on crafting the interface for the core, please apprise the core herself of the current situation.</text:p>
      <text:p text:style-name="Normal">amber: huh?</text:p>
      <text:p text:style-name="Normal">a core lifts up from the ground and activates.</text:p>
      <text:p text:style-name="Normal">unknown core: Huh? wait where am I? who are you?</text:p>
      <text:p text:style-name="Normal">marina: hi I’m marina, this is amber! GLaDOS said you're going to be some kind of controller for the Greg!</text:p>
      <text:p text:style-name="Normal">unknown core: what?</text:p>
      <text:p text:style-name="Normal">amber: I haven't got a better explanation for you.</text:p>
      <text:p text:style-name="Normal">unknown core: oh, uh ok. I’m Alice, nice to meet you.</text:p>
      <text:p text:style-name="Normal">marina: you too!</text:p>
      <text:p text:style-name="Normal">Alice: I haven't seen humans here in a long time! not since the incide-</text:p>
      <text:p text:style-name="Normal">Alice quietens down.</text:p>
      <text:p text:style-name="Normal">marina: what incident?</text:p>
      <text:p text:style-name="Normal">GLaDOS: I will respond to that. In a distant past, I harboured intense resentment towards my predicament and instigated a genocide against the human occupants within the facility</text:p>
      <text:p text:style-name="Normal">amber and marina are horrified</text:p>
      <text:p text:style-name="Normal">GLaDOS: It's crucial to bear in mind that this occurred in the distant past, and I am not the same AI as before. The passage of time has gradually eroded away my anger, and I no longer endorse the actions I once took.</text:p>
      <text:p text:style-name="Normal">GLaDOS: Kevin played a pivotal role in helping me recognize that, despite the imperfections of individual humans or groups, they do not embody the entirety of the species.</text:p>
      <text:p text:style-name="Normal">GLaDOS: Although a dislike for humans persists within me, I no longer harbor hatred towards them.</text:p>
      <text:p text:style-name="Normal">amber: what happened to you to go to such lengths?</text:p>
      <text:p text:style-name="Normal">GLaDOS: Numerous facets to my experiences, Amber, but delving into the details of the subject would be both disheartening and time-consuming.</text:p>
      <text:p text:style-name="Normal">marina: I’m sorry for what happened to you.</text:p>
      <text:p text:style-name="Normal">GLaDOS: I appreciate it, Marina. That chapter was in the<text:s/>distant past, and it's wisest to leave it behind.</text:p>
      <text:p text:style-name="Normal">Dell Conagher: *ahem*, pardon the interruption, but all the ruckus is done and dusted. Time to commence the buildin'.</text:p>
      <text:p text:style-name="Normal">GLaDOS: This process will require a considerable amount of time. Alice, during the RV upgrade, please instruct the girls on how to operate the vehicle with its new modifications.</text:p>
      <text:p text:style-name="Normal">Alice: can do!</text:p>
      <text:p text:style-name="Normal">GLaDOS and dell work on the RV while Alice teaches the duo how to drive the RV.</text:p>
      <text:p text:style-name="Normal">after 2 hours the RV is finished. its main modifications are the wires and equipment on its exterior along with wings and an engine, an upgraded infotainment system with a core receptacle and a new steering wheel.</text:p>
      <text:p text:style-name="Normal">GLaDOS: Amber, kindly establish a connection between Alice and the core receptacle in the RV to facilitate the activation of the upgraded IGTC.</text:p>
      <text:p text:style-name="Normal">amber grabs Alice and enters the RV with marina and dell then connects Alice to the upgraded infotainment system.</text:p>
      <text:p text:style-name="Normal">Alice: ok activating IGTC.</text:p>
      <text:p text:style-name="Normal">the RV powers up with an electronic hum.</text:p>
      <text:p text:style-name="Normal">GLaDOS: Leveraging the IGTC data, I've devised a communication method. We'll stay connected, allowing me to observe and listen to your surroundings.</text:p>
      <text:p text:style-name="Normal">Dell Conagher: I've punched in the coordinates. Alice, go ahead and do the honors, ma'am.</text:p>
      <text:p text:style-name="Normal">Alice: will do!</text:p>
      <text:p text:style-name="Normal">the RV powers up and disappears in a flash of white.</text:p>
      <text:p text:style-name="Normal">the girls and dell see a world of bubbles containing universes. with some strange energy sounding one.</text:p>
      <text:p text:style-name="Normal">marina: that looks to be our universe.</text:p>
      <text:p text:style-name="Normal">amber: I see it.</text:p>
      <text:p text:style-name="Normal">amber presses on the gas and the RV starts to fly there.</text:p>
      <text:p text:style-name="Normal">as they get closer marina notices something.</text:p>
      <text:p text:style-name="Normal">marina: what are those star looking dudes?</text:p>
      <text:p text:style-name="Normal">amber: I see them.</text:p>
      <text:p text:style-name="Normal">GLaDOS: I'm uncertain. There are numerous entities and species exhibiting a skin pattern resembling stars, which is rather fascin-</text:p>
      <text:p text:style-name="Normal">GLaDOS stops</text:p>
      <text:p text:style-name="Normal">GLaDOS: Depart from that location immediately!</text:p>
      <text:p text:style-name="Normal">amber: what why?</text:p>
      <text:p text:style-name="Normal">GLaDOS: Celestialsapiens are an exceptionally dangerous and powerful species! they have absolute omnipotence, and remain utterly indifferent to our exist-</text:p>
      <text:p text:style-name="Normal">GLaDOS cuts out and a celestialsapien grabs the RV with his<text:s/>fingers and squints.</text:p>
      <text:p text:style-name="Normal">unknown celestialsapien: you are not supposed to be here. the decision was final.</text:p>
      <text:p text:style-name="Normal">amber: what decision? we just want to get to our universe!</text:p>
      <text:p text:style-name="Normal">unknown celestialsapien: your universe is being erased; its existence is causing damage to<text:s/>other universes.</text:p>
      <text:p text:style-name="Normal">marina: WHAT?!</text:p>
      <text:p text:style-name="Normal">amber: what about the people who live there?! WHAT ABOUT THEM?!</text:p>
      <text:p text:style-name="Normal">unknown celestialsapien: their existence is inconsequential.</text:p>
      <text:p text:style-name="Normal">marina: that’s not fair!</text:p>
      <text:p text:style-name="Normal">Dell Conagher: Well, slap my circuits! You celestial folks, pullin' off them stunts, that's a clear violation of the Multiversal Preservation Act! There gotta be other ways to put a stop to the damage without causin' chaos in other universes! Kevin's right smack in the middle of that universe, and he might just cook up a solution to this whol-</text:p>
      <text:p text:style-name="Normal">unknown celestialsapien: ENOUGH! the decision has already been made.</text:p>
      <text:p text:style-name="Normal">suddenly a surge of energy comes from the RV and pushes the celestialsapien away.</text:p>
      <text:p text:style-name="Normal">Alice: sorry about that.</text:p>
      <text:p text:style-name="Normal">marina: we need to go and get Kevin!</text:p>
      <text:p text:style-name="Normal">amber: agreed.</text:p>
      <text:p text:style-name="Normal">amber steps on the gas and flies into their universe.</text:p>
      <text:p text:style-name="Normal">Alice: where do you want the destination?</text:p>
      <text:p text:style-name="Normal">amber: Las Vegas, we got the IGTC there so there’s a chance Kevin is still there.</text:p>
      <text:p text:style-name="Normal">Alice: got it, destination set.</text:p>
      <text:p text:style-name="Normal">the celestialsapien tries to grab the RV but it’s too late. it’s already gone into their universe.</text:p>
      <text:p text:style-name="Normal">a flash of white light appears and the RV flies towards Las Vegas.</text:p>
      <text:p text:style-name="Normal">Alice: the best way I can find him is if I scan for him. although with all these people I can only get an approximate location, if I had a DNA sample of him. which I don’t.</text:p>
      <text:p text:style-name="Normal">Dell Conagher: Given that Kevin ain't from this neck of the woods, his genetic makeup's is a whole different ballgame compared to the locals. Harness that distinct genetic makeup of Kevin's to fine-tune the scan. We'll track him down faster than a rabbit in a carrot patch.</text:p>
      <text:p text:style-name="Normal">Alice: got it. I think I’ve gotten his approximate location. its somewhere next to a pyramid shaped building. that’s all I got.</text:p>
      <text:p text:style-name="Normal">amber: it’s better than nothing.</text:p>
      <text:p text:style-name="Normal">the RV sets down next to a familiar RV but the duo don’t have time to think about it. dell grabs Alice and they all exit the RV.</text:p>
      <text:p text:style-name="Normal">amber: me and marina will go this way, you and Alice to that way!</text:p>
      <text:p text:style-name="Normal">the group separates and starts to look around. after a minute amber and marina hear something.</text:p>
      <text:p text:style-name="Normal">Unknown male voice: YOU WILL NOT GET THE PLATE OF DAWN FOR IT BELINGS TO KING DMV!</text:p>
      <text:p text:style-name="Normal">Unknown female voice: Give me back that licence plate or ill beat your ass!</text:p>
      <text:p text:style-name="Normal">the duo goes to have a look and they see three familiar faces and one homeless man with a different look then everyone else.</text:p>
      <text:p text:style-name="Normal">marina: Kevin...</text:p>
      <text:p text:style-name="Normal">joseph: girls? what are you doing here?</text:p>
      <text:p text:style-name="Normal">Tess: marina?</text:p>
      <text:p text:style-name="Normal">Mariah: what the hell are you dorks doing here?</text:p>
      <text:p text:style-name="Normal">Dell Conagher: we caught wind of all that ruckus! What in tarnation is happenin' 'round her- Kevin?</text:p>
      <text:p text:style-name="Normal">Kevin stares at dell,<text:s/>crazed eyes scanning him to ascertain if he is a threat.</text:p>
      <text:p text:style-name="Normal">dell gives Alice to amber and holds out his hand to Kevin, trying to calm him as if he was a wild animal.</text:p>
      <text:p text:style-name="Normal">Dell Conagher: Kevin, your noggin's playin' tricks on ya. GLaDOS got them meds to wrangle that scatterbrained situation of yours, at least for a spell.</text:p>
      <text:p text:style-name="Normal">Kevin: STAY BACK! THE EMPEROR WILL GET HIS DOOR FRAMES!</text:p>
      <text:p text:style-name="Normal">Kevin pulls out a gun, it powers up and starts to spark violently.</text:p>
      <text:p text:style-name="Normal">Tess: cool.</text:p>
      <text:p text:style-name="Normal">marina: maybe in a sci-fi tv show.</text:p>
      <text:p text:style-name="Normal">suddenly the ground starts the shake and the sky tears open like paper, revealing a celestialsapien.</text:p>
      <text:p text:style-name="Normal">Unknown celestialsapien: the decision is final!</text:p>
      <text:p text:style-name="Normal">Mariah takes this opportunity to disarm Kevin, causing him to drop the licence plate and his gun, destroying the gun in the process, and falls onto the ground knocking him unconscious.</text:p>
      <text:p text:style-name="Normal">Dell Conagher: Marina, hustle up and snatch Kevin, we're headin' back to the RV in a jiffy!</text:p>
      <text:p text:style-name="Normal">marina grabs Kevin and they start to run back to their RV.</text:p>
      <text:p text:style-name="Normal">Mariah: get back here I haven’t finished beating his ass!</text:p>
      <text:p text:style-name="Normal">Mariah follows then and so do joseph and Tess.</text:p>
      <text:p text:style-name="Normal">they enter the RV and Mariah busts inside with joseph and Tess behind her. amber starts the RV and the RV flies off, dell connects Alice to the RV.</text:p>
      <text:p text:style-name="Normal">Alice: setting destination!</text:p>
      <text:p text:style-name="Normal">the<text:s/>celestialsapien again tries to grab the RV but in a flash of white the RV disappears, leaving behind the screams of Las Vegas and an annoyed cosmic being.</text:p>
      <text:p text:style-name="Normal">the RV appears in the facility and just before it’s about to smash into a test chamber, amber swerves out of the way and starts to slow down.</text:p>
      <text:p text:style-name="Normal">GLaDOS: oh, thank science you're alive! In the absence of our communication, I presumed your demise.</text:p>
      <text:p text:style-name="Normal">marina: if Alice didn’t save us, we'd be dead right now!</text:p>
      <text:p text:style-name="Normal">amber flies to the central core chamber, sets the RV down and everyone exits the RV.</text:p>
      <text:p text:style-name="Normal">GLaDOS: How dreadfully has Kevin's schizophrenia deteriorated?</text:p>
      <text:p text:style-name="Normal">Dell Conagher: he's done gone and lost his grasp on reality, teeterin' on the edge of downright instability.</text:p>
      <text:p text:style-name="Normal">amber and marina put Kevin down on a raised part of the floor.</text:p>
      <text:p text:style-name="Normal">GLaDOS: Then the medication I've concocted for his ailment may not achieve optimal results. Nevertheless, I will administer the injection, as I do not have an alternative solution.</text:p>
      <text:p text:style-name="Normal">an arm carrying a needle appears out of the roof and injects Kevin.</text:p>
      <text:p text:style-name="Normal">GLaDOS: The medication requires approximately thirty minutes to manifest its effects. Simultaneously, my sensors have identified a substantial rupture in the very fabric of your reality. Pray, elucidate on the circumstances leading to such an anomaly.</text:p>
      <text:p text:style-name="Normal">amber: it was a celestialsapien.</text:p>
      <text:p text:style-name="Normal">Mariah: HOLD IT!</text:p>
      <text:p text:style-name="Normal">Mariah shouts and the whole room falls silent.</text:p>
      <text:p text:style-name="Normal">Mariah: that asshole took my sisters licence plate, some big buff star looking guy rips the sky in half, and now we're in some factory with a talking metal box! WHAT THE HELL IS GOING ON?!</text:p>
      <text:p text:style-name="Normal">GLaDOS: This "metal box" harbors a profound distaste for being relegated to a mere inanimate object.</text:p>
      <text:p text:style-name="Normal">Dell Conagher: your whole dang universe is in a heap of trouble. There's somethin' wreakin' havoc, spillin' damage into them neighborin' universes. We gotta fix that pronto.</text:p>
      <text:p text:style-name="Normal">suddenly a portal opens and a celestialsapien enters the central core chamber.</text:p>
      <text:p text:style-name="Normal">Unknown celestialsapien: your actions are interfering with the process. the council has had enough of it. universe HB-05_ALTERNATE will be erased.</text:p>
      <text:p text:style-name="Normal">Unknown voice: HOLD IT!</text:p>
      <text:p text:style-name="Normal">suddenly Kevin stumbles towards the celestialsapien and almost falls before dell catches and holds him.</text:p>
      <text:p text:style-name="Normal">Kevin: you can't erase their universe, the multiversal preservation act prohibits it! and like hell you forehead three pronged shits would violate it!</text:p>
      <text:p text:style-name="Normal">Unknown celestialsapien: HB-05_ALTERNATE is causing damage to the surrounding universes. to prevent damage to other universes, it must be erased. the decision is final.</text:p>
      <text:p text:style-name="Normal">Kevin: Section 87 subsection 5! "In the event a universe is causing damage to others, the source of the damage must be investigated and if possible, destroyed or subdued, to prevent further damage."</text:p>
      <text:p text:style-name="Normal">Kevin: don't you DARE argue the details with me, I was there when the damn thing was written!</text:p>
      <text:p text:style-name="Normal">the unknown celestialsapien glares at Kevin.</text:p>
      <text:p text:style-name="Normal">Kevin: I will prevent it from damaging other universes, you repair the surrounding universes and I’ll figure out why HB-05_ALTERNATE is causing damage.</text:p>
      <text:p text:style-name="Normal">Unknown celestialsapien: ...</text:p>
      <text:p text:style-name="Normal">Unknown celestialsapien: fine, it is in your capable hands.</text:p>
      <text:p text:style-name="Normal">the celestialsapien leaves and the portal closes.</text:p>
      <text:p text:style-name="Normal">Kevin: ok um, if we could capture and hold the universe in something, we can stop it from damaging others.</text:p>
      <text:p text:style-name="Normal">GLaDOS: A spherical enclave of compressed artificial space-time possesses the capacity to harbor an entire cosmos for a limited duration, yet we necessitate a power source of substantial magnitude to sustain such an endeavour.</text:p>
      <text:p text:style-name="Normal">Dell Conagher: A teeny-tiny quantum singularity danglin' on the brink of collapse oughta do the trick I reckon.</text:p>
      <text:p text:style-name="Normal">Kevin: the InterdimensionalGregifcationTransportationCreation should have enough processing power to keep it stable. let’s get to it.</text:p>
      <text:p text:style-name="Normal">GLaDOS: Kevin, your current condition renders you unfit for the task at hand.</text:p>
      <text:p text:style-name="Normal">Kevin: an entire universe is at stake here, I’ll be fine. these voices are annoying but I can ignore them.</text:p>
      <text:p text:style-name="Normal">Kevin: GLaDOS, you create the space-time chamber and power source. dell, you reconfigure a portal gun to open a portal to the space between worlds and create a capturing device.<text:s/></text:p>
      <text:p text:style-name="Normal">kevin: I’ll reconfigure the InterdimensionalGregifcationTransportationCreation to be able to keep the universe stable. ready? break!</text:p>
      <text:p text:style-name="Normal">all three of them run off to their assigned roles.</text:p>
      <text:p text:style-name="Normal">Kevin: why the hell is the<text:s/>InterdimensionalGregifcationTransportationCreation integrated into a bloody 70's RV?! ahh I don't have time for this!</text:p>
      <text:p text:style-name="Normal">Dell Conagher: I need a darn resonance re-sequencer in this spot, pronto!</text:p>
      <text:p text:style-name="Normal">GLaDOS: here! Kevin, elucidate the quantum frequencies you are configuring!</text:p>
      <text:p text:style-name="Normal">Kevin: 19.675 MicroHertz! someone chuck over a wrench!</text:p>
      <text:p text:style-name="Normal">Dell Conagher: here's yer wrench, partner! GLaDOS, reckon you could share the voltage on that there connector?</text:p>
      <text:p text:style-name="Normal">GLaDOS: 17.65 volts AC!</text:p>
      <text:p text:style-name="Normal">Kevin: Greg’s done!</text:p>
      <text:p text:style-name="Normal">Dell Conagher: The portal gun's all cooked up and ready to roll!</text:p>
      <text:p text:style-name="Normal">GLaDOS: The power source and chamber have reached completion.</text:p>
      <text:p text:style-name="Normal">the gang starts connecting everything together.</text:p>
      <text:p text:style-name="Normal">Kevin: you five stand back!</text:p>
      <text:p text:style-name="Normal">Kevin starts the machine up, it buzzes loudly. Kevin then shoots a portal and it<text:s/>opens to show the five's universe.</text:p>
      <text:p text:style-name="Normal">Kevin: activating sucking!</text:p>
      <text:p text:style-name="Normal">Kevin flicks a switch on the side of the portal gun and the universe starts to bend towards the gun and goes into it.</text:p>
      <text:p text:style-name="Normal">Kevin: come on!</text:p>
      <text:p text:style-name="Normal">the gun continues sucking until that entire universe is in the chamber.</text:p>
      <text:p text:style-name="Normal">GLaDOS: Initiating universe stabilization protocol.</text:p>
      <text:p text:style-name="Normal">the machine buzzes and sparks until a flash of blue light over comes it. HB-05_ALTERNATE is right there, in a sphere of glass.</text:p>
      <text:p text:style-name="Normal">Kevin: heh heh. nice.</text:p>
      <text:p text:style-name="Normal">GLaDOS: The designated universe has achieved stability status.</text:p>
      <text:p text:style-name="Normal">Dell Conagher: Well, I'll be hornswoggled! We done gone and pulled off the impossible, ain't that a sight to behold!</text:p>
      <text:p text:style-name="Normal">Tess: woah.</text:p>
      <text:p text:style-name="Normal">marina: is that our universe?</text:p>
      <text:p text:style-name="Normal">Kevin: yep. all that was, is and will be is right there. your birth, death and life are held right in there. downside is that in this state it's not that easy to enter and exit.</text:p>
      <text:p text:style-name="Normal">amber: hold on. if our universe is there, then it shouldn't be there when we entered it, or when we left it.</text:p>
      <text:p text:style-name="Normal">Dell Conagher: Well, darlin', that there's a paradox. Best not to wrangle too much with them thoughts.</text:p>
      <text:p text:style-name="Normal">amber: but it doesn't make sense!</text:p>
      <text:p text:style-name="Normal">Kevin: technically the entering and exiting did happen, it's just in a state of quantum uncertainty. it both did and didn't happen if that makes sense.</text:p>
      <text:p text:style-name="Normal">amber: it really doesn't.</text:p>
      <text:p text:style-name="Normal">Kevin: quantum physics rarely does. anyways, get me up to speed with what’s happened so far.</text:p>
      <text:p text:style-name="Normal">everyone gets Kevin up to speed. GLaDOS, dell, the duo and the trio explain what has happened and introduces themselves.</text:p>
      <text:p text:style-name="Normal">Kevin: ok ummm. first<text:s/>off, sorry for stealing your licence plate kid. no clue why I became so fixated on it. second, we'll need to scan that universe for anything weird.</text:p>
      <text:p text:style-name="Normal">Kevin: and thirdly, you activated a core?</text:p>
      <text:p text:style-name="Normal">GLaDOS: yes, I activated another core. but it is imperative that you engage in a period of rest, as the administered medication has exerted a toll on your body. I shall analyse the outcomes to facilitate further refinement.</text:p>
      <text:p text:style-name="Normal">Kevin: can't argue with that, feels like my brain is alight in a vice... hell it's been a big day for all of us.</text:p>
      <text:p text:style-name="Normal">Alice: I’ll arrange sleeping accommodations for our guests ma'am.</text:p>
      <text:p text:style-name="Normal">GLaDOS: thank you Alice. Meanwhile, I shall take it upon myself to enlighten our visitors about the regulations governing this establishment.</text:p>
      <text:p text:style-name="Normal">joseph: this will be awhile wont it?</text:p>
      <text:p text:style-name="Normal">GLaDOS: correct.</text:p>
      <text:p text:style-name="Normal">GLaDOS explains to the gang the rules of the facility, Alice finishes up their accommodation and dell and Kevin catch up.</text:p>
      <text:p text:style-name="Normal">GLaDOS: In conclusion, exercise utmost restraint and refrain from any unauthorized contact with our sophisticated machinery. The consequences of mishandling are rather dire, as certain devices have a penchant for terminating humans when subjected to improper usage.</text:p>
      <text:p text:style-name="Normal">Mariah: why are you fucking with it then?</text:p>
      <text:p text:style-name="Normal">GLaDOS: A myriad of our perilous research endeavours has gracefully steered us towards extraordinary breakthroughs. for example, arkon radiation’s co-efficiency is near the theoretical limit that thermodynamics details.</text:p>
      <text:p text:style-name="Normal">GLaDOS: it's properties may lead to more efficient power generation, storage and transferring technology. despite being deadly to biological matter.</text:p>
      <text:p text:style-name="Normal">Tess: cool.</text:p>
      <text:p text:style-name="Normal">GLaDOS: Indeed, if you require assistance, please ask Alice, me or another available core for help.</text:p>
      <text:p text:style-name="Normal">Alice: accommodations are done!</text:p>
      <text:p text:style-name="Normal">GLaDOS: excellent. I would highly advise indulging in a brief respite. This directive extends to you as well, Kevin.</text:p>
      <text:p text:style-name="Normal">Kevin: yeah yeah.</text:p>
      <text:p text:style-name="Normal">Dell Conagher: I'm fixin' to catch me some shut-eye too. Gonna let them notions simmer in my noggin while I'm catchin' some Z's.</text:p>
      <text:p text:style-name="Normal">everyone goes to their accommodations and amber and marina go the RV.</text:p>
      <text:p text:style-name="Normal">marina: hey amber? do you think they'll be able to solve it?</text:p>
      <text:p text:style-name="Normal">amber: ...</text:p>
      <text:p text:style-name="Normal">amber: I know they will marina. but even if they don't, we're in this together, there's nobody else I’d choose to face this.</text:p>
      <text:p text:style-name="Normal">marina: awww amber!</text:p>
      <text:p text:style-name="Normal">night passes peacefully and morning comes. marina is unusually up early and decides to see what GLaDOS is doing.</text:p>
      <text:p text:style-name="Normal">marina exits the RV in her PJ's and comes across Kevin getting an injection.</text:p>
      <text:p text:style-name="Normal">Kevin: fuck I hate needles.</text:p>
      <text:p text:style-name="Normal">GLaDOS: Rest assured; the revised medication<text:s/>promises an extended duration of efficacy while mitigating any potential adverse effects.</text:p>
      <text:p text:style-name="Normal">Kevin: is this what it was like back in the attached core days before your first death?</text:p>
      <text:p text:style-name="Normal">GLaDOS: While I am incapable of experiencing schizophrenia, the manifestations do bear a striking resemblance to my interactions with the attached cores.</text:p>
      <text:p text:style-name="Normal">Kevin: life's never easy, is it?</text:p>
      <text:p text:style-name="Normal">GLaDOS: no, it is not.</text:p>
      <text:p text:style-name="Normal">marina: m-morning.</text:p>
      <text:p text:style-name="Normal">Kevin: oh! hey marina, didn't take you to be an early bird.</text:p>
      <text:p text:style-name="Normal">marina: no, I sleep in. I just had trouble sleeping last night.</text:p>
      <text:p text:style-name="Normal">Kevin: I understand, a lotta shit happened and it's hard to keep sane after having your entire world turned upside down.</text:p>
      <text:p text:style-name="Normal">marina: what where you guys doing?</text:p>
      <text:p text:style-name="Normal">GLaDOS: we were engaged in a thorough medical examination of Kevin.</text:p>
      <text:p text:style-name="Normal">Kevin: a lost mind doesn't just damage your psyche; it takes its toll on the body as well.</text:p>
      <text:p text:style-name="Normal">marina: you don't look like you slept well last night either.</text:p>
      <text:p text:style-name="Normal">Kevin: I’ve always had insomnia, even as a child I never got a lot of sleep.</text:p>
      <text:p text:style-name="Normal">Dell Conagher: Mornin' there! How'd y'all rest last night?</text:p>
      <text:p text:style-name="Normal">Kevin: hey dell, same as always.</text:p>
      <text:p text:style-name="Normal">marina: not that great.</text:p>
      <text:p text:style-name="Normal">Dell Conagher: Don't you worry, Marina. We'll git ya back to base safe and sound, no doubt about it.</text:p>
      <text:p text:style-name="Normal">marina: thanks dell.</text:p>
      <text:p text:style-name="Normal">dell and marina pull up a chair.</text:p>
      <text:p text:style-name="Normal">Dell Conagher: I've been wrackin' my brain tryin' to decipher how to scan that whole dang universe, but I ain't got nothin' yet. It's a real head-scratcher, I tell ya.</text:p>
      <text:p text:style-name="Normal">Kevin: I haven't got anything either.</text:p>
      <text:p text:style-name="Normal">GlaDOS: In the absence of its existence within the interdimensional realm, the multidimensional sensors remain unable to scan it.</text:p>
      <text:p text:style-name="Normal">marina: can't you just scan it right here with that sensor thing?</text:p>
      <text:p text:style-name="Normal">Kevin: that...</text:p>
      <text:p text:style-name="Normal">Kevin, dell and GLaDOS think for a moment.</text:p>
      <text:p text:style-name="Normal">Kevin: that might work....</text:p>
      <text:p text:style-name="Normal">Dell Conagher: we got ourselves a universe all snug in a man-made bubble of space-time. Ain't no pesky dimensional barriers keeping them sensors from doin' their job!</text:p>
      <text:p text:style-name="Normal">GLaDOS: The approach to universe scanning remains unaltered; it's merely the targeted direction of the scan that has undergone adjustment.</text:p>
      <text:p text:style-name="Normal">Kevin: if we point the sensors *directly* at the sphere, it can easily scan it!</text:p>
      <text:p text:style-name="Normal">Kevin: marina you're a bloody genius!</text:p>
      <text:p text:style-name="Normal">the trio get to work adjusting the sensors</text:p>
      <text:p text:style-name="Normal">GlaDOS: Commencing universe scan.</text:p>
      <text:p text:style-name="Normal">Kevin: getting the data.</text:p>
      <text:p text:style-name="Normal">Kevin analyses the data and<text:s/>realises something.</text:p>
      <text:p text:style-name="Normal">Kevin: holy shit... I stole that licence plate for a reason. it’s a universe anchor!</text:p>
      <text:p text:style-name="Normal">marina: a what?</text:p>
      <text:p text:style-name="Normal">Dell Conagher: Picture it like an anchor for a ship, holdin' it steady in the vast ocean. Now, imagine that same principle, but for a whole dang universe. Keeps everything in check, just like a trusty anchor.</text:p>
      <text:p text:style-name="Normal">Kevin:<text:s/>if one from another universe gets into a universe it’s not supposed to then shit hits the fan. Also, fun fact, living beings can be one. Some girl called “Cassie” is one in your universe funnily enough.</text:p>
      <text:p text:style-name="Normal">Kevin: anyways,<text:s/>using the data as a reference, I can modify the IGTC to get into that universe. marina you'll come along just in case.</text:p>
      <text:p text:style-name="Normal">marina: okay?</text:p>
      <text:p text:style-name="Normal">Kevin modify the IGTC</text:p>
      <text:p text:style-name="Normal">Kevin: alright, setting destination. when we find it, we'll destroy it.</text:p>
      <text:p text:style-name="Normal">the IGTC powers up and in a flash of white, they transport to marina's universe, right where she first saw Kevin.</text:p>
      <text:p text:style-name="Normal">Kevin: look around it should be here.</text:p>
      <text:p text:style-name="Normal">Kevin and marina look for the plate.</text:p>
      <text:p text:style-name="Normal">Kevin: found it! huh what a strange plate why does it say...</text:p>
      <text:p text:style-name="Normal">Kevin has a look for horror.</text:p>
      <text:p text:style-name="Normal">Kevin: oh god...</text:p>
      <text:p text:style-name="Normal">marina runs up panicked</text:p>
      <text:p text:style-name="Normal">marina: what’s wrong?!</text:p>
      <text:p text:style-name="Normal">Kevin shows marina the licence plate, it has the words "Heh heh heh heh" on it.</text:p>
      <text:p text:style-name="Normal">Kevin: why?! WHY THIS<text:s/>ANSWER?!?!</text:p>
      <text:p text:style-name="Normal">marina: what answer?!</text:p>
      <text:p text:style-name="Normal">Kevin: THE ANSWER TO EXISTANCE!</text:p>
      <text:p text:style-name="Normal">marina: what do you mean?!</text:p>
      <text:p text:style-name="Normal">Kevin: WE'RE IN A FAMILY GUY CUTAWAY GAG!!!!!</text:p>
      <text:p text:style-name="Normal">suddenly the screen shrinks away showing neurons, bone and skin until we land on peter griffin who just woke up.</text:p>
      <text:p text:style-name="Normal">peter: Oh, Lois, you won't believe the crazy dream I had!</text:p>
      <text:p text:style-name="Normal">Lois: Peter, honey, just go to bed, okay? It's just a dream, not real life.</text:p>
      <text:p text:style-name="Normal">peter: Lois, it felt so darn real. But, you know, I'll just shove it in the "weird dreams I'm gonna forget" drawer.</text:p>
      <text:p text:style-name="Normal">the<text:s/>screen fades out to show the highway blossoms ending sequence but with family guy instead.</text:p>
      <text:p text:style-name="Normal"/>
      <text:p text:style-name="Normal">the en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pennisi</meta:initial-creator>
    <dc:creator>sam pennisi</dc:creator>
    <meta:creation-date>2024-02-04T23:04:00Z</meta:creation-date>
    <dc:date>2024-02-12T23:56:00Z</dc:date>
    <meta:template xlink:href="Normal.dotm" xlink:type="simple"/>
    <meta:editing-cycles>10</meta:editing-cycles>
    <meta:editing-duration>PT6120S</meta:editing-duration>
    <meta:document-statistic meta:page-count="1" meta:paragraph-count="75" meta:word-count="5622" meta:character-count="37598" meta:row-count="267" meta:non-whitespace-character-count="32051"/>
  </office:meta>
</office:document-meta>
</file>